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3944F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merican Typewriter" svg:font-family="'American Typewriter'" style:font-family-generic="swiss" style:font-pitch="variable"/>
    <style:font-face style:name="Apple SD Gothic Neo Heavy" svg:font-family="'Apple SD Gothic Neo Heavy'" style:font-family-generic="swiss" style:font-pitch="variable"/>
    <style:font-face style:name="Apple SD Gothic Neo SemiBold" svg:font-family="'Apple SD Gothic Neo SemiBold'" style:font-family-generic="swiss" style:font-pitch="variable"/>
    <style:font-face style:name="AppleGothic Regular" svg:font-family="'AppleGothic Regular'" style:font-family-generic="swiss" style:font-pitch="variable"/>
    <style:font-face style:name="Bauhaus 93" svg:font-family="'Bauhaus 93'" style:font-family-generic="swiss" style:font-pitch="variable"/>
    <style:font-face style:name="Candara Bold Italic" svg:font-family="'Candara Bold Italic'" style:font-family-generic="swiss" style:font-pitch="variable"/>
    <style:font-face style:name="Century Gothic Bold" svg:font-family="'Century Gothic Bold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9999cc" draw:textarea-horizontal-align="justify" draw:textarea-vertical-align="middle" draw:auto-grow-height="false" fo:min-height="10.571cm" fo:min-width="10.326cm"/>
    </style:style>
    <style:style style:name="gr3" style:family="graphic" style:parent-style-name="standard">
      <style:graphic-properties draw:stroke="none" draw:fill="gradient" draw:fill-color="#ccccff" draw:fill-gradient-name="Gradient_20_9" draw:textarea-horizontal-align="justify" draw:textarea-vertical-align="middle" draw:auto-grow-height="false" fo:min-height="4.487cm" fo:min-width="6.506cm"/>
    </style:style>
    <style:style style:name="gr4" style:family="graphic" style:parent-style-name="objectwithoutfill">
      <style:graphic-properties svg:stroke-width="1.168cm" draw:marker-start-width="1.943cm" draw:marker-end-width="1.943cm" svg:stroke-linecap="round" draw:fill="none" draw:fill-color="#ccccff" draw:textarea-vertical-align="middle" fo:padding-top="0.7cm" fo:padding-bottom="0.7cm" fo:padding-left="0.825cm" fo:padding-right="0.825cm"/>
    </style:style>
    <style:style style:name="P1" style:family="paragraph">
      <style:paragraph-properties fo:text-align="center"/>
    </style:style>
    <style:style style:name="P2" style:family="paragraph">
      <loext:graphic-properties draw:fill-color="#9999cc"/>
      <style:paragraph-properties fo:text-align="center"/>
    </style:style>
    <style:style style:name="P3" style:family="paragraph">
      <loext:graphic-properties draw:fill="gradient" draw:fill-color="#ccccff" draw:fill-gradient-name="Gradient_20_9"/>
      <style:paragraph-properties fo:text-align="center"/>
    </style:style>
    <style:style style:name="P4" style:family="paragraph">
      <loext:graphic-properties draw:fill="none" draw:fill-color="#cccc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5.35cm">
          <draw:image xlink:href="Pictures/1000020100000400000004003944F72C.png" xlink:type="simple" xlink:show="embed" xlink:actuate="onLoad">
            <text:p/>
          </draw:image>
        </draw:frame>
        <draw:custom-shape draw:style-name="gr2" draw:text-style-name="P2" draw:layer="layout" svg:width="15.31cm" svg:height="15.303cm" svg:x="2.83cm" svg:y="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906cm" svg:height="6.697cm" svg:x="5.54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912cm" svg:y1="9.724cm" svg:x2="7.556cm" svg:y2="20.307cm">
          <text:p/>
        </draw:line>
        <draw:line draw:style-name="gr4" draw:text-style-name="P4" draw:layer="layout" svg:x1="13.332cm" svg:y1="9.724cm" svg:x2="11.976cm" svg:y2="20.307cm">
          <text:p/>
        </draw:line>
        <draw:line draw:style-name="gr4" draw:text-style-name="P4" draw:layer="layout" svg:x1="14.386cm" svg:y1="12.529cm" svg:x2="6.83cm" svg:y2="12.529cm">
          <text:p/>
        </draw:line>
        <draw:line draw:style-name="gr4" draw:text-style-name="P4" draw:layer="layout" svg:x1="14.006cm" svg:y1="17.168cm" svg:x2="6.226cm" svg:y2="17.1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merican Typewriter" svg:font-family="'American Typewriter'" style:font-family-generic="swiss" style:font-pitch="variable"/>
    <style:font-face style:name="Apple SD Gothic Neo Heavy" svg:font-family="'Apple SD Gothic Neo Heavy'" style:font-family-generic="swiss" style:font-pitch="variable"/>
    <style:font-face style:name="Apple SD Gothic Neo SemiBold" svg:font-family="'Apple SD Gothic Neo SemiBold'" style:font-family-generic="swiss" style:font-pitch="variable"/>
    <style:font-face style:name="AppleGothic Regular" svg:font-family="'AppleGothic Regular'" style:font-family-generic="swiss" style:font-pitch="variable"/>
    <style:font-face style:name="Bauhaus 93" svg:font-family="'Bauhaus 93'" style:font-family-generic="swiss" style:font-pitch="variable"/>
    <style:font-face style:name="Candara Bold Italic" svg:font-family="'Candara Bold Italic'" style:font-family-generic="swiss" style:font-pitch="variable"/>
    <style:font-face style:name="Century Gothic Bold" svg:font-family="'Century Gothic Bold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ccccff" draw:end-color="#9999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9T21:03:50.445362000</dc:date>
    <meta:editing-duration>PT1M8S</meta:editing-duration>
    <meta:editing-cycles>2</meta:editing-cycles>
    <meta:generator>NeoOffice/3.2017.3_Professional_Edition$MacOSX_X86_64 NeoOffice_project/0</meta:generator>
    <meta:document-statistic meta:object-count="7"/>
  </office:meta>
</office:document-meta>
</file>